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ing">
      <style:paragraph-properties fo:text-align="center" style:justify-single-word="false"/>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uce MySQL</text:p>
      <text:p text:style-name="P1"/>
      <text:p text:style-name="P1"/>
      <text:h text:style-name="Heading_20_1" text:outline-level="1">Génération de Table sur base d'un schéma :</text:h>
      <text:p text:style-name="P1">Lors de la génération automatique des tables sur base d'un schéma généré dans MySQL Workbench, MySQL crée certaines tables avec 'ENGINE : MyISAM' au lieu de 'InnoDB' ce qui cause des problèmes au niveau des associations. Certaines clés étrangères ne fonctionnent plus. Il suffit de modifier l'Engine au niveau du code SQL, tout fonctionne correctement avec l'Engine InnoDB part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i Toi</meta:initial-creator>
    <meta:creation-date>2014-02-19T18:18:30.60</meta:creation-date>
    <meta:document-statistic meta:table-count="0" meta:image-count="0" meta:object-count="0" meta:page-count="1" meta:paragraph-count="3" meta:word-count="69" meta:character-count="434"/>
    <dc:date>2014-02-19T18:22:50.60</dc:date>
    <dc:creator>Moi Toi</dc:creator>
    <meta:editing-duration>PT4M20S</meta:editing-duration>
    <meta:editing-cycles>1</meta:editing-cycles>
    <meta:generator>OpenOffice/4.0.1$Win32 OpenOffice.org_project/401m5$Build-9714</meta:generator>
  </office:meta>
</office:document-meta>
</file>